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, 'Segoe UI Emoji', 'Segoe UI Symbol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ea99b"/>
    </style:style>
    <style:style style:name="P2" style:family="paragraph" style:parent-style-name="Text_20_body">
      <style:text-properties officeooo:rsid="000ea99b" officeooo:paragraph-rsid="000ea99b"/>
    </style:style>
    <style:style style:name="P3" style:family="paragraph" style:parent-style-name="Text_20_body">
      <style:text-properties officeooo:paragraph-rsid="000ea99b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ea99b" officeooo:paragraph-rsid="000ea99b"/>
    </style:style>
    <style:style style:name="T1" style:family="text">
      <style:text-properties officeooo:rsid="000ea99b"/>
    </style:style>
    <style:style style:name="T2" style:family="text">
      <style:text-properties fo:font-variant="normal" fo:text-transform="none" fo:color="#000000" style:font-name="Helvetica" fo:font-size="13.1999998092651pt" fo:letter-spacing="normal" fo:font-style="normal" fo:font-weight="bold"/>
    </style:style>
    <style:style style:name="T3" style:family="text">
      <style:text-properties fo:font-variant="normal" fo:text-transform="none" fo:color="#000000" style:font-name="Helvetica" fo:font-size="13.1999998092651pt" fo:letter-spacing="normal" fo:font-style="normal" fo:font-weight="bold" officeooo:rsid="000ea99b"/>
    </style:style>
    <style:style style:name="T4" style:family="text">
      <style:text-properties fo:font-variant="normal" fo:text-transform="none" fo:color="#ffffff" style:text-line-through-style="none" style:text-line-through-type="none" style:font-name="sans-serif" fo:font-size="10.3000001907349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a99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инсталятора для Compulink</text:h>
      <text:p text:style-name="Text_20_body"/>
      <text:h text:style-name="Heading_20_2" text:outline-level="2">Иконки</text:h>
      <text:p text:style-name="P2">В данный момент иконки хранятся в директории:</text:p>
      <text:p text:style-name="P3"><text:span text:style-name="T6">../im</text:span><text:span text:style-name="T5">ages/</text:span><text:span text:style-name="Strong_20_Emphasis"><text:span text:style-name="T6">icons/</text:span></text:span></text:p>
      <text:p text:style-name="P2"/>
      <text:h text:style-name="Heading_20_2" text:outline-level="2">Заголовок</text:h>
      <text:p text:style-name="P3"><text:span text:style-name="T1">В данный момент выбрано следующее название:</text:span></text:p>
      <text:p text:style-name="P4"><text:span text:style-name="T1">ГИС </text:span>контроля строительства ВОЛС</text:p>
      <text:p text:style-name="P3"/>
      <text:h text:style-name="Heading_20_2" text:outline-level="2">Сплеш <text:span text:style-name="T1">скрин</text:span></text:h>
      <text:p text:style-name="P2">В данный момент сплеш хранится в директории:</text:p>
      <text:p text:style-name="Text_20_body"><text:span text:style-name="T6">../im</text:span><text:span text:style-name="T5">ages/</text:span><text:span text:style-name="Strong_20_Emphasis"><text:span text:style-name="T5">splash.png</text:span></text:span></text:p>
      <text:p text:style-name="P1"/>
      <text:h text:style-name="Heading_20_2" text:outline-level="2">Настройки интерфейса</text:h>
      <text:p text:style-name="P2">В данный момент особых требований нет. Должен использоваться стандартный вариант.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freesans, clean, sans-serif, 'Segoe UI Emoji', 'Segoe UI Symbol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38:46.168278405</meta:creation-date>
    <meta:generator>LibreOffice/4.2.6.3$Linux_X86_64 LibreOffice_project/420$Build-3</meta:generator>
    <dc:date>2014-10-31T12:47:02.535956714</dc:date>
    <meta:editing-duration>P0D</meta:editing-duration>
    <meta:editing-cycles>1</meta:editing-cycles>
    <meta:document-statistic meta:table-count="0" meta:image-count="0" meta:object-count="0" meta:page-count="1" meta:paragraph-count="12" meta:word-count="46" meta:character-count="362" meta:non-whitespace-character-count="326"/>
  </office:meta>
</office:document-meta>
</file>